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rw-din" svg:font-family="urw-din, sans-serif"/>
  </office:font-face-decls>
  <office:automatic-styles>
    <style:style style:name="P1" style:family="paragraph" style:parent-style-name="Heading_20_4">
      <style:text-properties fo:font-variant="normal" fo:text-transform="none" fo:color="#273239" loext:opacity="100%" style:font-name="urw-din" fo:font-size="12pt" fo:letter-spacing="normal" fo:font-style="normal" fo:font-weight="normal" officeooo:rsid="001ba99e" officeooo:paragraph-rsid="001ea4b0" fo:background-color="#eeeeee" style:font-size-asian="16pt" style:font-weight-asian="bold" style:font-size-complex="16pt" style:font-weight-complex="bold"/>
    </style:style>
    <style:style style:name="P2" style:family="paragraph" style:parent-style-name="Standard">
      <style:text-properties fo:color="#302709" loext:opacity="100%" fo:font-size="16pt" fo:font-weight="bold" officeooo:rsid="001ea4b0" officeooo:paragraph-rsid="001ea4b0" fo:background-color="#ffff38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text-properties officeooo:paragraph-rsid="001fcb8d"/>
    </style:style>
    <style:style style:name="P4" style:family="paragraph" style:parent-style-name="Text_20_body">
      <style:text-properties fo:font-variant="normal" fo:text-transform="none" fo:color="#273239" loext:opacity="100%" style:font-name="urw-din" fo:font-size="12pt" fo:letter-spacing="normal" fo:font-style="normal" fo:font-weight="normal" officeooo:rsid="001ea4b0" officeooo:paragraph-rsid="001ea4b0" fo:background-color="#eeeeee" style:font-size-asian="16pt" style:font-weight-asian="bold" style:font-size-complex="16pt" style:font-weight-complex="bold"/>
    </style:style>
    <style:style style:name="P5" style:family="paragraph" style:parent-style-name="Text_20_body">
      <style:text-properties fo:font-variant="normal" fo:text-transform="none" fo:color="#273239" loext:opacity="100%" style:font-name="urw-din" fo:font-size="12pt" fo:letter-spacing="normal" fo:font-style="normal" fo:font-weight="normal" officeooo:rsid="001ea4b0" officeooo:paragraph-rsid="001fcb8d" fo:background-color="#eeeeee" style:font-size-asian="16pt" style:font-weight-asian="bold" style:font-size-complex="16pt" style:font-weight-complex="bold"/>
    </style:style>
    <style:style style:name="P6" style:family="paragraph" style:parent-style-name="Text_20_body">
      <style:text-properties fo:font-variant="normal" fo:text-transform="none" fo:color="#273239" loext:opacity="100%" style:font-name="urw-din" fo:font-size="12pt" fo:letter-spacing="normal" fo:font-style="normal" fo:font-weight="normal" officeooo:rsid="001fcb8d" officeooo:paragraph-rsid="001fcb8d" fo:background-color="#eeeeee" style:font-size-asian="16pt" style:font-weight-asian="bold" style:font-size-complex="16pt" style:font-weight-complex="bold"/>
    </style:style>
    <style:style style:name="P7" style:family="paragraph" style:parent-style-name="Text_20_body" style:list-style-name="L1">
      <style:text-properties officeooo:paragraph-rsid="001fcb8d"/>
    </style:style>
    <style:style style:name="P8" style:family="paragraph" style:parent-style-name="Text_20_body">
      <style:text-properties fo:font-size="13pt" officeooo:rsid="0023f53b" officeooo:paragraph-rsid="001fcb8d" style:font-size-asian="13pt" style:font-size-complex="13pt"/>
    </style:style>
    <style:style style:name="P9" style:family="paragraph" style:parent-style-name="Text_20_body">
      <style:text-properties fo:font-size="13pt" officeooo:rsid="00243c88" officeooo:paragraph-rsid="001fcb8d" style:font-size-asian="13pt" style:font-size-complex="13pt"/>
    </style:style>
    <style:style style:name="P10" style:family="paragraph" style:parent-style-name="Text_20_body">
      <style:text-properties fo:font-size="13pt" officeooo:paragraph-rsid="001fcb8d" style:font-size-asian="13pt" style:font-size-complex="13pt"/>
    </style:style>
    <style:style style:name="T1" style:family="text">
      <style:text-properties fo:background-color="#b2b2b2" loext:char-shading-value="0"/>
    </style:style>
    <style:style style:name="T2" style:family="text">
      <style:text-properties officeooo:rsid="001fcb8d"/>
    </style:style>
    <style:style style:name="T3" style:family="text">
      <style:text-properties fo:font-variant="normal" fo:text-transform="none" fo:color="#273239" loext:opacity="100%" style:font-name="urw-din" fo:font-size="12.75pt" fo:letter-spacing="normal" fo:font-style="normal" fo:font-weight="normal" officeooo:rsid="001ba99e" style:font-size-asian="16pt" style:font-size-complex="16pt"/>
    </style:style>
    <style:style style:name="T4" style:family="text">
      <style:text-properties fo:font-variant="normal" fo:text-transform="none" fo:color="#273239" loext:opacity="100%" style:font-name="urw-din" fo:font-size="12.75pt" fo:letter-spacing="normal" fo:font-style="normal" fo:font-weight="normal" officeooo:rsid="001ba99e" style:font-size-asian="16pt" style:font-size-complex="16pt" loext:padding="0in" loext:border="none"/>
    </style:style>
    <style:style style:name="T5" style:family="text">
      <style:text-properties fo:font-variant="normal" fo:text-transform="none" fo:color="#273239" loext:opacity="100%" style:font-name="urw-din" fo:font-size="12.75pt" fo:letter-spacing="normal" fo:font-style="normal" fo:font-weight="normal" officeooo:rsid="0021c337" style:font-size-asian="16pt" style:font-size-complex="16pt" loext:padding="0in" loext:border="none"/>
    </style:style>
    <style:style style:name="T6" style:family="text">
      <style:text-properties fo:font-size="12.75pt" officeooo:rsid="001ba99e"/>
    </style:style>
    <style:style style:name="T7" style:family="text">
      <style:text-properties fo:font-size="12.75pt" fo:font-weight="normal" officeooo:rsid="001ba99e" loext:padding="0in" loext:border="none"/>
    </style:style>
    <style:style style:name="T8" style:family="text">
      <style:text-properties fo:font-size="12.75pt" fo:font-weight="normal" officeooo:rsid="0021c337" loext:padding="0in" loext:border="none"/>
    </style:style>
    <style:style style:name="T9" style:family="text">
      <style:text-properties officeooo:rsid="0021c337"/>
    </style:style>
    <style:style style:name="T10" style:family="text">
      <style:text-properties officeooo:rsid="0020e07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8374in" fo:text-indent="-0.25in" fo:margin-left="0.8374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0874in" fo:text-indent="-0.25in" fo:margin-left="1.0874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3374in" fo:text-indent="-0.25in" fo:margin-left="1.3374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874in" fo:text-indent="-0.25in" fo:margin-left="1.5874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8374in" fo:text-indent="-0.25in" fo:margin-left="1.8374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0874in" fo:text-indent="-0.25in" fo:margin-left="2.0874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3374in" fo:text-indent="-0.25in" fo:margin-left="2.3374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874in" fo:text-indent="-0.25in" fo:margin-left="2.5874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8374in" fo:text-indent="-0.25in" fo:margin-left="2.8374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0874in" fo:text-indent="-0.25in" fo:margin-left="3.0874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atus of Telkom kenya Customer’s reviews from 19/02/2022 to 5/03/2022</text:p>
      <text:p text:style-name="P2"/>
      <text:p text:style-name="P2">Problem statement: <text:s/><text:span text:style-name="T1">Why <text:s/>Telkom <text:s/>Kenya is the last service provider in kenya .</text:span></text:p>
      <text:p text:style-name="P2"><text:span text:style-name="T1"/></text:p>
      <text:h text:style-name="P1" text:outline-level="4">Steps involved in solving the problem</text:h>
      <text:p text:style-name="P4">1 <text:s/>Scraped the Telkom Kenya <text:s/>Customer’s review <text:span text:style-name="T10">data </text:span><text:s/>from <text:s/>Telkom Kenya Twitter account . <text:span text:style-name="T2">And placed the data in a csv file .</text:span></text:p>
      <text:p text:style-name="P5">2 <text:span text:style-name="T6">Text Cleaning or Preprocessing.</text:span></text:p>
      <text:list xml:id="list3104579710" text:style-name="L1">
        <text:list-item>
          <text:p text:style-name="P7"><text:span text:style-name="Strong_20_Emphasis"><text:span text:style-name="T4">Remove Punctuations, Numbers</text:span></text:span><text:span text:style-name="T3">: Punctuations, Numbers don’t help much in processing the given text, if included, they will just increase the size of a bag of words that we will create as the last step and decrease the efficiency of an algorithm.</text:span></text:p>
        </text:list-item>
        <text:list-item>
          <text:p text:style-name="P3"><text:span text:style-name="Strong_20_Emphasis"><text:span text:style-name="T4">Stemming</text:span></text:span><text:span text:style-name="T3">: Take roots of the word </text:span></text:p>
        </text:list-item>
      </text:list>
      <text:p text:style-name="P5"><text:span text:style-name="Strong_20_Emphasis"><text:span text:style-name="T7">Convert each word into its lower case</text:span></text:span> </text:p>
      <text:p text:style-name="P6">3 <text:span text:style-name="Strong_20_Emphasis"><text:span text:style-name="T8">S</text:span></text:span><text:bookmark text:name="2.-Feature-Engineering"/><text:span text:style-name="Strong_20_Emphasis"><text:span text:style-name="T8"> Feature Engineering</text:span></text:span></text:p>
      <text:p text:style-name="P10"><text:s/>The available data contains only <text:span text:style-name="T9">two</text:span> columns text and <text:s/><text:span text:style-name="T2">category</text:span>. In this section we will create some some additional features using these features. Following list explains different ideas for creating new features</text:p>
      <text:p text:style-name="P8"><text:span text:style-name="T2">4</text:span>: Exploratory data analysis.</text:p>
      <text:p text:style-name="P9"><text:span text:style-name="T2">5 :</text:span> Data visualization of the results</text:p>
      <text:p text:style-name="P9"/>
      <text:p text:style-name="P9"/>
      <text:p text:style-name="P6"><text:span text:style-name="Strong_20_Emphasis"><text:span text:style-name="T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rw-din" svg:font-family="urw-din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7T15:31:15.929385309</meta:creation-date>
    <dc:date>2022-03-07T16:02:20.376680047</dc:date>
    <meta:editing-duration>PT12M22S</meta:editing-duration>
    <meta:editing-cycles>2</meta:editing-cycles>
    <meta:generator>LibreOffice/7.2.5.2$Linux_X86_64 LibreOffice_project/20$Build-2</meta:generator>
    <meta:document-statistic meta:table-count="0" meta:image-count="0" meta:object-count="0" meta:page-count="1" meta:paragraph-count="12" meta:word-count="160" meta:character-count="962" meta:non-whitespace-character-count="805"/>
  </office:meta>
</office:document-meta>
</file>